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Create a GitHub Repository</text:span></text:p>
      <text:list text:style-name="L2">
        <text:list-item>
          <text:p text:style-name="P2"><text:span text:style-name="T2">Log in to your GitHub account</text:span></text:p>
        </text:list-item>
        <text:list-item>
          <text:p text:style-name="P2"><text:span text:style-name="T2">Click the + icon in the top-right corner and select New repository.</text:span></text:p>
        </text:list-item>
        <text:list-item>
          <text:p text:style-name="P2"><text:span text:style-name="T2">Give your repository a name e.g Feumatio-neih-kate-laura</text:span></text:p>
        </text:list-item>
        <text:list-item>
          <text:p text:style-name="P2"><text:span text:style-name="T2">Choose Public or Private. Public is better</text:span></text:p>
        </text:list-item>
        <text:list-item>
          <text:p text:style-name="P2"><text:span text:style-name="T2">(Optional) Check "Add a README file" to initialize it immediately.</text:span></text:p>
        </text:list-item>
        <text:list-item>
          <text:p text:style-name="P2"><text:span text:style-name="T2">Click Create repository.</text:span></text:p>
        </text:list-item>
      </text:list>
      <text:p text:style-name="P3"><text:span text:style-name="T3">2. Create a New Branch (On GitHub)</text:span></text:p>
      <text:list text:style-name="L4">
        <text:list-item>
          <text:p text:style-name="P4"><text:span text:style-name="T4">git checkout -b your-branch-name</text:span><text:span text:style-name="T5"/></text:p>
        </text:list-item>
      </text:list>
      <text:p text:style-name="P5"><text:span text:style-name="T6">3. Clone the Specific Branch</text:span></text:p>
      <text:p text:style-name="P5"><text:span text:style-name="T7"><text:tab/>To bring the repository to your computer and start working specifically on that new branch:</text:span></text:p>
      <text:list text:style-name="L6">
        <text:list-item>
          <text:p text:style-name="P6"><text:span text:style-name="T7">Click the green &lt;&gt; Code button and copy the HTTPS URL.</text:span></text:p>
        </text:list-item>
        <text:list-item>
          <text:p text:style-name="P6"><text:span text:style-name="T7">Open your terminal or command prompt and run:</text:span></text:p>
        </text:list-item>
        <text:list-item>
          <text:p text:style-name="P6"><text:span text:style-name="T7">git clone -b feature-branch<text:s/></text:span><text:a xlink:href="https://github.com/username/repository-name.git"><text:span text:style-name="T8">https://github.com/username/repository-name.git</text:span></text:a><text:span text:style-name="T9"/></text:p>
        </text:list-item>
      </text:list>
      <text:p text:style-name="P7"><text:span text:style-name="T10">4. Push Changes to the Branch</text:span></text:p>
      <text:p text:style-name="P7"><text:span text:style-name="T11"><text:tab/>Once you have made changes to your files locally, follow these steps to send them back to GitHub:</text:span></text:p>
      <text:p text:style-name="P7"><text:span text:style-name="T11">git add .</text:span></text:p>
      <text:p text:style-name="P7"><text:span text:style-name="T11">Commit your changes:</text:span></text:p>
      <text:p text:style-name="P7"><text:span text:style-name="T11">git commit -m "Describe what you changed"</text:span></text:p>
      <text:p text:style-name="P7"><text:span text:style-name="T11">git push origin feature-branch</text:span></text:p>
      <text:p text:style-name="P7"><text:span text:style-name="T12">5. Pull From a Branch</text:span></text:p>
      <text:list text:style-name="L8">
        <text:list-item>
          <text:p text:style-name="P8"><text:span text:style-name="T13">If someone else (or you, from another computer) has updated the branch on GitHub, you need to sync your local files:</text:span></text:p>
        </text:list-item>
        <text:list-item>
          <text:p text:style-name="P8"><text:span text:style-name="T13">Ensure you are on the correct branch:</text:span></text:p>
        </text:list-item>
        <text:list-item>
          <text:p text:style-name="P8"><text:span text:style-name="T13">git checkout feature-branch</text:span></text:p>
        </text:list-item>
        <text:list-item>
          <text:p text:style-name="P8"><text:span text:style-name="T13">Pull the updates:</text:span></text:p>
        </text:list-item>
        <text:list-item>
          <text:p text:style-name="P8"><text:span text:style-name="T13">git pull origin feature-branc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